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1cm"/>
    </style:style>
    <style:style style:name="co2" style:family="table-column">
      <style:table-column-properties fo:break-before="auto" style:column-width="2.82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61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d320" style:text-align-source="fix" style:repeat-content="false" fo:wrap-option="wrap" fo:border="2.61pt double #000000" style:border-line-width="0.002cm 0.088cm 0.002cm" fo:padding="0.085cm" style:vertical-align="middle"/>
      <style:paragraph-properties fo:text-align="center" fo:margin-left="0cm"/>
      <style:text-properties style:font-name="Comic Sans MS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2.61pt double #000000" style:border-line-width="0.002cm 0.088cm 0.002cm" fo:padding="0.085cm"/>
      <style:paragraph-properties fo:text-align="center" fo:margin-left="0cm"/>
      <style:text-properties style:font-name="Comic Sans MS"/>
    </style:style>
    <style:style style:name="ce3" style:family="table-cell" style:parent-style-name="Default">
      <style:text-properties style:font-name="Comic Sans MS"/>
    </style:style>
    <style:style style:name="ce4" style:family="table-cell" style:parent-style-name="Default">
      <style:table-cell-properties fo:border="0.06pt solid #000000"/>
      <style:text-properties style:font-name="Comic Sans MS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font-name="Comic Sans MS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7">
      <style:table-cell-properties style:text-align-source="fix" style:repeat-content="false" fo:border="2.61pt double #000000" style:border-line-width="0.002cm 0.088cm 0.002cm" fo:padding="0.085cm"/>
      <style:paragraph-properties fo:text-align="center" fo:margin-left="0cm"/>
      <style:text-properties style:font-name="Comic Sans MS"/>
    </style:style>
    <style:style style:name="ce8" style:family="table-cell" style:parent-style-name="Default" style:data-style-name="N106">
      <style:table-cell-properties fo:border="2.61pt double #000000" style:border-line-width="0.002cm 0.088cm 0.002cm" fo:padding="0.085cm"/>
      <style:text-properties style:font-name="Comic Sans MS"/>
    </style:style>
    <style:style style:name="ce9" style:family="table-cell" style:parent-style-name="Default" style:data-style-name="N105">
      <style:table-cell-properties fo:border="2.61pt double #000000" style:border-line-width="0.002cm 0.088cm 0.002cm" fo:padding="0.085cm"/>
      <style:text-properties style:font-name="Comic Sans M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mic Sans MS"/>
    </style:style>
    <style:style style:name="ce12" style:family="table-cell" style:parent-style-name="Default">
      <style:table-cell-properties fo:border="2.61pt double #000000" style:border-line-width="0.002cm 0.088cm 0.002cm" fo:padding="0.085cm"/>
      <style:text-properties style:font-name="Comic Sans MS"/>
    </style:style>
    <style:style style:name="ce13" style:family="table-cell" style:parent-style-name="Default">
      <style:table-cell-properties fo:border="2.61pt double #000000" style:border-line-width="0.002cm 0.088cm 0.002cm" fo:padding="0.085cm"/>
      <style:text-properties style:font-name="Comic Sans MS"/>
      <style:map style:condition="cell-content()=[$#REF!.$F$12]" style:apply-style-name="rojo" style:base-cell-address="'hoja imc'.G2"/>
      <style:map style:condition="cell-content()=[$#REF!.$F$11]" style:apply-style-name="Sin_20_nombre1" style:base-cell-address="'hoja imc'.G2"/>
      <style:map style:condition="cell-content()=[$#REF!.$F$6]" style:apply-style-name="Sin_20_nombre2" style:base-cell-address="'hoja imc'.G2"/>
    </style:style>
    <style:style style:name="ce14" style:family="table-cell" style:parent-style-name="Default">
      <style:table-cell-properties fo:border="0.06pt solid #000000"/>
      <style:text-properties style:font-name="Comic Sans MS" fo:font-weight="normal" style:font-weight-asian="normal" style:font-weight-complex="normal"/>
    </style:style>
    <style:style style:name="ce15" style:family="table-cell" style:parent-style-name="Default" style:data-style-name="N11">
      <style:table-cell-properties fo:border="2.61pt double #000000" style:border-line-width="0.002cm 0.088cm 0.002cm" fo:padding="0.085cm"/>
      <style:text-properties style:font-name="Comic Sans MS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hoja imc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Hombre/Mujer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IMC</text:p>
          </table:table-cell>
          <table:table-cell table:style-name="ce1" office:value-type="string" calcext:value-type="string">
            <text:p>Indice de masa corporal</text:p>
          </table:table-cell>
          <table:table-cell table:style-name="ce1" office:value-type="string" calcext:value-type="string">
            <text:p>% de gras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ara Miranda Álvarez</text:p>
          </table:table-cell>
          <table:table-cell table:style-name="ce2" office:value-type="string" calcext:value-type="string">
            <text:p>M</text:p>
          </table:table-cell>
          <table:table-cell table:style-name="ce7" office:value-type="float" office:value="25" calcext:value-type="float">
            <text:p>25 Años</text:p>
          </table:table-cell>
          <table:table-cell table:style-name="ce8" office:value-type="float" office:value="1.72" calcext:value-type="float">
            <text:p>1,72 M</text:p>
          </table:table-cell>
          <table:table-cell table:style-name="ce9" office:value-type="float" office:value="72" calcext:value-type="float">
            <text:p>72 KG</text:p>
          </table:table-cell>
          <table:table-cell table:style-name="ce12" table:formula="of:=[.E2]/POWER([.D2];2)" office:value-type="float" office:value="24.3374797187669" calcext:value-type="float">
            <text:p>24,3374797188</text:p>
          </table:table-cell>
          <table:table-cell table:style-name="ce13" table:formula="of:=IF([.F2]&lt;18;&quot;bajo peso&quot;;IF([.F2]&lt;25;&quot;normal&quot;;IF([.F2]&lt;30;&quot;sobrepeso&quot;;&quot;obeso&quot;)))" office:value-type="string" office:string-value="normal" calcext:value-type="string">
            <text:p>normal</text:p>
          </table:table-cell>
          <table:table-cell table:style-name="ce15" table:formula="of:=((1.2*[.F2])+(0.23*[.C2])-(10.8*IF([.B2]=&quot;M&quot;;0;1))-5.4)/100" office:value-type="percentage" office:value="0.295549756625203" calcext:value-type="percentage">
            <text:p>29,55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oly Álvarez Rodríguez</text:p>
          </table:table-cell>
          <table:table-cell table:style-name="ce2" office:value-type="string" calcext:value-type="string">
            <text:p>M</text:p>
          </table:table-cell>
          <table:table-cell table:style-name="ce7" office:value-type="float" office:value="40" calcext:value-type="float">
            <text:p>40 Años</text:p>
          </table:table-cell>
          <table:table-cell table:style-name="ce8" office:value-type="float" office:value="1.6" calcext:value-type="float">
            <text:p>1,60 M</text:p>
          </table:table-cell>
          <table:table-cell table:style-name="ce9" office:value-type="float" office:value="54" calcext:value-type="float">
            <text:p>54 KG</text:p>
          </table:table-cell>
          <table:table-cell table:style-name="ce12" table:formula="of:=[.E3]/POWER([.D3];2)" office:value-type="float" office:value="21.09375" calcext:value-type="float">
            <text:p>21,09375</text:p>
          </table:table-cell>
          <table:table-cell table:style-name="ce13" table:formula="of:=IF([.F3]&lt;18;&quot;bajo peso&quot;;IF([.F3]&lt;25;&quot;normal&quot;;IF([.F3]&lt;30;&quot;sobrepeso&quot;;&quot;obeso&quot;)))" office:value-type="string" office:string-value="normal" calcext:value-type="string">
            <text:p>normal</text:p>
          </table:table-cell>
          <table:table-cell table:style-name="ce15" table:formula="of:=((1.2*[.F3])+(0.23*[.C3])-(10.8*IF([.B3]=&quot;M&quot;;0;1))-5.4)/100" office:value-type="percentage" office:value="0.291125" calcext:value-type="percentage">
            <text:p>29,11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ba Miranda Álvarez</text:p>
          </table:table-cell>
          <table:table-cell table:style-name="ce2" office:value-type="string" calcext:value-type="string">
            <text:p>M</text:p>
          </table:table-cell>
          <table:table-cell table:style-name="ce7" office:value-type="float" office:value="42" calcext:value-type="float">
            <text:p>42 Años</text:p>
          </table:table-cell>
          <table:table-cell table:style-name="ce8" office:value-type="float" office:value="1.55" calcext:value-type="float">
            <text:p>1,55 M</text:p>
          </table:table-cell>
          <table:table-cell table:style-name="ce9" office:value-type="float" office:value="62" calcext:value-type="float">
            <text:p>62 KG</text:p>
          </table:table-cell>
          <table:table-cell table:style-name="ce12" table:formula="of:=[.E4]/POWER([.D4];2)" office:value-type="float" office:value="25.8064516129032" calcext:value-type="float">
            <text:p>25,8064516129</text:p>
          </table:table-cell>
          <table:table-cell table:style-name="ce13" table:formula="of:=IF([.F4]&lt;18;&quot;bajo peso&quot;;IF([.F4]&lt;25;&quot;normal&quot;;IF([.F4]&lt;30;&quot;sobrepeso&quot;;&quot;obeso&quot;)))" office:value-type="string" office:string-value="sobrepeso" calcext:value-type="string">
            <text:p>sobrepeso</text:p>
          </table:table-cell>
          <table:table-cell table:style-name="ce15" table:formula="of:=((1.2*[.F4])+(0.23*[.C4])-(10.8*IF([.B4]=&quot;M&quot;;0;1))-5.4)/100" office:value-type="percentage" office:value="0.352277419354839" calcext:value-type="percentage">
            <text:p>35,23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sa Férnandez Buján</text:p>
          </table:table-cell>
          <table:table-cell table:style-name="ce2" office:value-type="string" calcext:value-type="string">
            <text:p>M</text:p>
          </table:table-cell>
          <table:table-cell table:style-name="ce7" office:value-type="float" office:value="32" calcext:value-type="float">
            <text:p>32 Años</text:p>
          </table:table-cell>
          <table:table-cell table:style-name="ce8" office:value-type="float" office:value="1.81" calcext:value-type="float">
            <text:p>1,81 M</text:p>
          </table:table-cell>
          <table:table-cell table:style-name="ce9" office:value-type="float" office:value="85" calcext:value-type="float">
            <text:p>85 KG</text:p>
          </table:table-cell>
          <table:table-cell table:style-name="ce12" table:formula="of:=[.E5]/POWER([.D5];2)" office:value-type="float" office:value="25.9454839595861" calcext:value-type="float">
            <text:p>25,9454839596</text:p>
          </table:table-cell>
          <table:table-cell table:style-name="ce13" table:formula="of:=IF([.F5]&lt;18;&quot;bajo peso&quot;;IF([.F5]&lt;25;&quot;normal&quot;;IF([.F5]&lt;30;&quot;sobrepeso&quot;;&quot;obeso&quot;)))" office:value-type="string" office:string-value="sobrepeso" calcext:value-type="string">
            <text:p>sobrepeso</text:p>
          </table:table-cell>
          <table:table-cell table:style-name="ce15" table:formula="of:=((1.2*[.F5])+(0.23*[.C5])-(10.8*IF([.B5]=&quot;M&quot;;0;1))-5.4)/100" office:value-type="percentage" office:value="0.330945807515033" calcext:value-type="percentage">
            <text:p>33,09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co Soto Soto</text:p>
          </table:table-cell>
          <table:table-cell table:style-name="ce2" office:value-type="string" calcext:value-type="string">
            <text:p>H</text:p>
          </table:table-cell>
          <table:table-cell table:style-name="ce7" office:value-type="float" office:value="37" calcext:value-type="float">
            <text:p>37 Años</text:p>
          </table:table-cell>
          <table:table-cell table:style-name="ce8" office:value-type="float" office:value="1.82" calcext:value-type="float">
            <text:p>1,82 M</text:p>
          </table:table-cell>
          <table:table-cell table:style-name="ce9" office:value-type="float" office:value="113" calcext:value-type="float">
            <text:p>113 KG</text:p>
          </table:table-cell>
          <table:table-cell table:style-name="ce12" table:formula="of:=[.E6]/POWER([.D6];2)" office:value-type="float" office:value="34.1142374109407" calcext:value-type="float">
            <text:p>34,1142374109</text:p>
          </table:table-cell>
          <table:table-cell table:style-name="ce13" table:formula="of:=IF([.F6]&lt;18;&quot;bajo peso&quot;;IF([.F6]&lt;25;&quot;normal&quot;;IF([.F6]&lt;30;&quot;sobrepeso&quot;;&quot;obeso&quot;)))" office:value-type="string" office:string-value="obeso" calcext:value-type="string">
            <text:p>obeso</text:p>
          </table:table-cell>
          <table:table-cell table:style-name="ce15" table:formula="of:=((1.2*[.F6])+(0.23*[.C6])-(10.8*IF([.B6]=&quot;M&quot;;0;1))-5.4)/100" office:value-type="percentage" office:value="0.332470848931288" calcext:value-type="percentage">
            <text:p>33,25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arta Diz Alonso</text:p>
          </table:table-cell>
          <table:table-cell table:style-name="ce2" office:value-type="string" calcext:value-type="string">
            <text:p>M</text:p>
          </table:table-cell>
          <table:table-cell table:style-name="ce7" office:value-type="float" office:value="18" calcext:value-type="float">
            <text:p>18 Años</text:p>
          </table:table-cell>
          <table:table-cell table:style-name="ce8" office:value-type="float" office:value="1.65" calcext:value-type="float">
            <text:p>1,65 M</text:p>
          </table:table-cell>
          <table:table-cell table:style-name="ce9" office:value-type="float" office:value="75" calcext:value-type="float">
            <text:p>75 KG</text:p>
          </table:table-cell>
          <table:table-cell table:style-name="ce12" table:formula="of:=[.E7]/POWER([.D7];2)" office:value-type="float" office:value="27.5482093663912" calcext:value-type="float">
            <text:p>27,5482093664</text:p>
          </table:table-cell>
          <table:table-cell table:style-name="ce13" table:formula="of:=IF([.F7]&lt;18;&quot;bajo peso&quot;;IF([.F7]&lt;25;&quot;normal&quot;;IF([.F7]&lt;30;&quot;sobrepeso&quot;;&quot;obeso&quot;)))" office:value-type="string" office:string-value="sobrepeso" calcext:value-type="string">
            <text:p>sobrepeso</text:p>
          </table:table-cell>
          <table:table-cell table:style-name="ce15" table:formula="of:=((1.2*[.F7])+(0.23*[.C7])-(10.8*IF([.B7]=&quot;M&quot;;0;1))-5.4)/100" office:value-type="percentage" office:value="0.317978512396694" calcext:value-type="percentage">
            <text:p>31,80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uis López López</text:p>
          </table:table-cell>
          <table:table-cell table:style-name="ce2" office:value-type="string" calcext:value-type="string">
            <text:p>H</text:p>
          </table:table-cell>
          <table:table-cell table:style-name="ce7" office:value-type="float" office:value="23" calcext:value-type="float">
            <text:p>23 Años</text:p>
          </table:table-cell>
          <table:table-cell table:style-name="ce8" office:value-type="float" office:value="1.93" calcext:value-type="float">
            <text:p>1,93 M</text:p>
          </table:table-cell>
          <table:table-cell table:style-name="ce9" office:value-type="float" office:value="100" calcext:value-type="float">
            <text:p>100 KG</text:p>
          </table:table-cell>
          <table:table-cell table:style-name="ce12" table:formula="of:=[.E8]/POWER([.D8];2)" office:value-type="float" office:value="26.8463582914978" calcext:value-type="float">
            <text:p>26,8463582915</text:p>
          </table:table-cell>
          <table:table-cell table:style-name="ce13" table:formula="of:=IF([.F8]&lt;18;&quot;bajo peso&quot;;IF([.F8]&lt;25;&quot;normal&quot;;IF([.F8]&lt;30;&quot;sobrepeso&quot;;&quot;obeso&quot;)))" office:value-type="string" office:string-value="sobrepeso" calcext:value-type="string">
            <text:p>sobrepeso</text:p>
          </table:table-cell>
          <table:table-cell table:style-name="ce15" table:formula="of:=((1.2*[.F8])+(0.23*[.C8])-(10.8*IF([.B8]=&quot;M&quot;;0;1))-5.4)/100" office:value-type="percentage" office:value="0.213056299497973" calcext:value-type="percentage">
            <text:p>21,31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ose Miranda Ronquete</text:p>
          </table:table-cell>
          <table:table-cell table:style-name="ce2" office:value-type="string" calcext:value-type="string">
            <text:p>H</text:p>
          </table:table-cell>
          <table:table-cell table:style-name="ce7" office:value-type="float" office:value="22" calcext:value-type="float">
            <text:p>22 Años</text:p>
          </table:table-cell>
          <table:table-cell table:style-name="ce8" office:value-type="float" office:value="1.74" calcext:value-type="float">
            <text:p>1,74 M</text:p>
          </table:table-cell>
          <table:table-cell table:style-name="ce9" office:value-type="float" office:value="60" calcext:value-type="float">
            <text:p>60 KG</text:p>
          </table:table-cell>
          <table:table-cell table:style-name="ce12" table:formula="of:=[.E9]/POWER([.D9];2)" office:value-type="float" office:value="19.8176773682124" calcext:value-type="float">
            <text:p>19,8176773682</text:p>
          </table:table-cell>
          <table:table-cell table:style-name="ce13" table:formula="of:=IF([.F9]&lt;18;&quot;bajo peso&quot;;IF([.F9]&lt;25;&quot;normal&quot;;IF([.F9]&lt;30;&quot;sobrepeso&quot;;&quot;obeso&quot;)))" office:value-type="string" office:string-value="normal" calcext:value-type="string">
            <text:p>normal</text:p>
          </table:table-cell>
          <table:table-cell table:style-name="ce15" table:formula="of:=((1.2*[.F9])+(0.23*[.C9])-(10.8*IF([.B9]=&quot;M&quot;;0;1))-5.4)/100" office:value-type="percentage" office:value="0.126412128418549" calcext:value-type="percentage">
            <text:p>12,64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ego Fernández Fernández</text:p>
          </table:table-cell>
          <table:table-cell table:style-name="ce2" office:value-type="string" calcext:value-type="string">
            <text:p>H</text:p>
          </table:table-cell>
          <table:table-cell table:style-name="ce7" office:value-type="float" office:value="31" calcext:value-type="float">
            <text:p>31 Años</text:p>
          </table:table-cell>
          <table:table-cell table:style-name="ce8" office:value-type="float" office:value="1.76" calcext:value-type="float">
            <text:p>1,76 M</text:p>
          </table:table-cell>
          <table:table-cell table:style-name="ce9" office:value-type="float" office:value="55" calcext:value-type="float">
            <text:p>55 KG</text:p>
          </table:table-cell>
          <table:table-cell table:style-name="ce12" table:formula="of:=[.E10]/POWER([.D10];2)" office:value-type="float" office:value="17.7556818181818" calcext:value-type="float">
            <text:p>17,7556818182</text:p>
          </table:table-cell>
          <table:table-cell table:style-name="ce13" table:formula="of:=IF([.F10]&lt;18;&quot;bajo peso&quot;;IF([.F10]&lt;25;&quot;normal&quot;;IF([.F10]&lt;30;&quot;sobrepeso&quot;;&quot;obeso&quot;)))" office:value-type="string" office:string-value="bajo peso" calcext:value-type="string">
            <text:p>bajo peso</text:p>
          </table:table-cell>
          <table:table-cell table:style-name="ce15" table:formula="of:=((1.2*[.F10])+(0.23*[.C10])-(10.8*IF([.B10]=&quot;M&quot;;0;1))-5.4)/100" office:value-type="percentage" office:value="0.122368181818182" calcext:value-type="percentage">
            <text:p>12,24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armen Amor López</text:p>
          </table:table-cell>
          <table:table-cell table:style-name="ce2" office:value-type="string" calcext:value-type="string">
            <text:p>M</text:p>
          </table:table-cell>
          <table:table-cell table:style-name="ce7" office:value-type="float" office:value="28" calcext:value-type="float">
            <text:p>28 Años</text:p>
          </table:table-cell>
          <table:table-cell table:style-name="ce8" office:value-type="float" office:value="1.61" calcext:value-type="float">
            <text:p>1,61 M</text:p>
          </table:table-cell>
          <table:table-cell table:style-name="ce9" office:value-type="float" office:value="67" calcext:value-type="float">
            <text:p>67 KG</text:p>
          </table:table-cell>
          <table:table-cell table:style-name="ce12" table:formula="of:=[.E11]/POWER([.D11];2)" office:value-type="float" office:value="25.8477682188187" calcext:value-type="float">
            <text:p>25,8477682188</text:p>
          </table:table-cell>
          <table:table-cell table:style-name="ce13" table:formula="of:=IF([.F11]&lt;18;&quot;bajo peso&quot;;IF([.F11]&lt;25;&quot;normal&quot;;IF([.F11]&lt;30;&quot;sobrepeso&quot;;&quot;obeso&quot;)))" office:value-type="string" office:string-value="sobrepeso" calcext:value-type="string">
            <text:p>sobrepeso</text:p>
          </table:table-cell>
          <table:table-cell table:style-name="ce15" table:formula="of:=((1.2*[.F11])+(0.23*[.C11])-(10.8*IF([.B11]=&quot;M&quot;;0;1))-5.4)/100" office:value-type="percentage" office:value="0.320573218625825" calcext:value-type="percentage">
            <text:p>32,06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an Pérez López</text:p>
          </table:table-cell>
          <table:table-cell table:style-name="ce2" office:value-type="string" calcext:value-type="string">
            <text:p>H</text:p>
          </table:table-cell>
          <table:table-cell table:style-name="ce7" office:value-type="float" office:value="19" calcext:value-type="float">
            <text:p>19 Años</text:p>
          </table:table-cell>
          <table:table-cell table:style-name="ce8" office:value-type="float" office:value="1.77" calcext:value-type="float">
            <text:p>1,77 M</text:p>
          </table:table-cell>
          <table:table-cell table:style-name="ce9" office:value-type="float" office:value="50" calcext:value-type="float">
            <text:p>50 KG</text:p>
          </table:table-cell>
          <table:table-cell table:style-name="ce12" table:formula="of:=[.E12]/POWER([.D12];2)" office:value-type="float" office:value="15.9596539947014" calcext:value-type="float">
            <text:p>15,9596539947</text:p>
          </table:table-cell>
          <table:table-cell table:style-name="ce13" table:formula="of:=IF([.F12]&lt;18;&quot;bajo peso&quot;;IF([.F12]&lt;25;&quot;normal&quot;;IF([.F12]&lt;30;&quot;sobrepeso&quot;;&quot;obeso&quot;)))" office:value-type="string" office:string-value="bajo peso" calcext:value-type="string">
            <text:p>bajo peso</text:p>
          </table:table-cell>
          <table:table-cell table:style-name="ce15" table:formula="of:=((1.2*[.F12])+(0.23*[.C12])-(10.8*IF([.B12]=&quot;M&quot;;0;1))-5.4)/100" office:value-type="percentage" office:value="0.0732158479364167" calcext:value-type="percentage">
            <text:p>7,32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4" office:value-type="string" calcext:value-type="string">
            <text:p>Indice de masa corporal</text:p>
          </table:table-cell>
          <table:table-cell table:style-name="ce4"/>
          <table:table-cell table:style-name="Default"/>
          <table:table-cell table:style-name="ce10" office:value-type="string" calcext:value-type="string" table:number-columns-spanned="1" table:number-rows-spanned="2">
            <text:p>Máximo</text:p>
          </table:table-cell>
          <table:table-cell table:style-name="ce4" office:value-type="string" calcext:value-type="string">
            <text:p>Altura</text:p>
          </table:table-cell>
          <table:table-cell table:style-name="ce4" office:value-type="string" calcext:value-type="string">
            <text:p>Peso</text:p>
          </table:table-cell>
          <table:table-cell table:style-name="ce16" office:value-type="string" calcext:value-type="string">
            <text:p>% de grasa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Default"/>
          <table:table-cell table:style-name="ce5" office:value-type="string" calcext:value-type="string">
            <text:p>Sobrepeso</text:p>
          </table:table-cell>
          <table:table-cell table:style-name="ce5"/>
          <table:table-cell table:style-name="Default"/>
          <table:covered-table-cell table:style-name="ce4"/>
          <table:table-cell table:style-name="ce5" table:number-columns-repeated="2"/>
          <table:table-cell table:style-name="ce6"/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Default"/>
          <table:table-cell table:style-name="ce6" office:value-type="string" calcext:value-type="string">
            <text:p>Normal</text:p>
          </table:table-cell>
          <table:table-cell table:style-name="ce5"/>
          <table:table-cell table:style-name="Default"/>
          <table:table-cell table:style-name="ce10" office:value-type="string" calcext:value-type="string" table:number-columns-spanned="1" table:number-rows-spanned="2">
            <text:p>Mínimo</text:p>
          </table:table-cell>
          <table:table-cell table:style-name="ce4" office:value-type="string" calcext:value-type="string">
            <text:p>Altura</text:p>
          </table:table-cell>
          <table:table-cell table:style-name="ce4" office:value-type="string" calcext:value-type="string">
            <text:p>Peso</text:p>
          </table:table-cell>
          <table:table-cell table:style-name="ce16" office:value-type="string" calcext:value-type="string">
            <text:p>% de grasa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Indice de masa corporal</text:p>
          </table:table-cell>
          <table:table-cell table:style-name="ce5" office:value-type="string" calcext:value-type="string">
            <text:p>Obeso</text:p>
          </table:table-cell>
          <table:table-cell table:style-name="ce5"/>
          <table:table-cell table:style-name="Default"/>
          <table:covered-table-cell table:style-name="ce4"/>
          <table:table-cell table:style-name="ce5" table:number-columns-repeated="3"/>
          <table:table-cell/>
          <table:table-cell table:style-name="Default"/>
          <table:table-cell table:number-columns-repeated="1014"/>
        </table:table-row>
        <table:table-row table:style-name="ro3">
          <table:table-cell table:number-columns-repeated="2" table:style-name="ce5" office:value-type="string" calcext:value-type="string">
            <text:p>Bajo peso</text:p>
          </table:table-cell>
          <table:table-cell table:style-name="ce5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4">
          <table:table-cell office:value-type="string" calcext:value-type="string">
            <text:p>Peso inferior de personas con Sobrepeso</text:p>
          </table:table-cell>
          <table:table-cell/>
          <table:table-cell table:style-name="Default"/>
          <table:table-cell/>
          <table:table-cell table:style-name="ce4" office:value-type="string" calcext:value-type="string">
            <text:p>Hombre/Mujer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Hombre/Muj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eso máximo de personas con Sobrepeso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H</text:p>
          </table:table-cell>
          <table:table-cell table:style-name="ce5" office:value-type="string" calcext:value-type="string">
            <text:p>&gt;25</text:p>
          </table:table-cell>
          <table:table-cell table:style-name="ce14" office:value-type="string" calcext:value-type="string">
            <text:p>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eso máximo de personas con Bajo peso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Edad de la persona más alta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Edad de la persona más baja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Persona con mayor peso (H/M)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Persona con menor altura (H/M)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Nombre de la persona con más % de grasa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ombre de la persona con menos % de grasa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Contar el número de hombres de edad &gt;25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Contar el número de mujeres de edad &gt;25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omedio del peso con edad &gt;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medio de la altura de mujeres con edad &gt;25</text:p>
          </table:table-cell>
          <table:table-cell table:number-columns-repeated="1023"/>
        </table:table-row>
        <table:table-row table:style-name="ro3" table:number-rows-repeated="1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654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hoja imc'.G2:'hoja imc'.G12">
            <calcext:condition calcext:apply-style-name="rojo" calcext:value="=[$#REF!.$F$12]" calcext:base-cell-address="'hoja imc'.G2"/>
            <calcext:condition calcext:apply-style-name="Sin nombre1" calcext:value="=[$#REF!.$F$11]" calcext:base-cell-address="'hoja imc'.G2"/>
            <calcext:condition calcext:apply-style-name="Sin nombre2" calcext:value="=[$#REF!.$F$6]" calcext:base-cell-address="'hoja imc'.G2"/>
          </calcext:conditional-format>
          <calcext:conditional-format calcext:target-range-address="'hoja imc'.G2:'hoja imc'.G12">
            <calcext:condition calcext:apply-style-name="rojo" calcext:value="=[$#REF!.$F$12]" calcext:base-cell-address="'hoja imc'.G2"/>
            <calcext:condition calcext:apply-style-name="Sin nombre1" calcext:value="=[$#REF!.$F$11]" calcext:base-cell-address="'hoja imc'.G2"/>
            <calcext:condition calcext:apply-style-name="Sin nombre2" calcext:value="=[$#REF!.$F$6]" calcext:base-cell-address="'hoja imc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percentage-style style:name="N104">
      <number:number number:decimal-places="1" number:min-integer-digits="1"/>
      <number:text>%</number:text>
    </number:percentage-style>
    <number:number-style style:name="N105">
      <number:number number:decimal-places="0" number:min-integer-digits="1"/>
      <number:text> KG</number:text>
    </number:number-style>
    <number:number-style style:name="N106">
      <number:number number:decimal-places="2" number:min-integer-digits="1"/>
      <number:text> M</number:text>
    </number:number-style>
    <number:number-style style:name="N107">
      <number:number number:decimal-places="0" number:min-integer-digits="1"/>
      <number:text> Año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jo" style:family="table-cell" style:parent-style-name="Default">
      <style:text-properties fo:color="#800000"/>
    </style:style>
    <style:style style:name="Sin_20_nombre1" style:display-name="Sin nombre1" style:family="table-cell" style:parent-style-name="Default">
      <style:table-cell-properties fo:background-color="#ffffcc"/>
      <style:text-properties fo:color="#800000"/>
    </style:style>
    <style:style style:name="Sin_20_nombre2" style:display-name="Sin nombre2" style:family="table-cell" style:parent-style-name="Default">
      <style:text-properties fo:font-size="12pt"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7:11:53.903000000</meta:creation-date>
    <dc:date>2017-03-20T17:12:05.085000000</dc:date>
    <meta:editing-duration>P0D</meta:editing-duration>
    <meta:editing-cycles>1</meta:editing-cycles>
    <meta:document-statistic meta:table-count="1" meta:cell-count="130" meta:object-count="0"/>
    <meta:generator>LibreOffice/4.2.4.2$Windows_x86 LibreOffice_project/63150712c6d317d27ce2db16eb94c2f3d7b699f8</meta:generator>
  </office:meta>
</office:document-meta>
</file>